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MockMvcSpec.ApplicationContextMockMvcSpec(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MockMvcSpec.getMockMvc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